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3e153" officeooo:paragraph-rsid="0005561c"/>
    </style:style>
    <style:style style:name="P2" style:family="paragraph" style:parent-style-name="Standard" style:list-style-name="L1">
      <style:paragraph-properties fo:text-align="justify" style:justify-single-word="false"/>
      <style:text-properties style:text-underline-style="solid" style:text-underline-width="auto" style:text-underline-color="font-color" fo:font-weight="bold" officeooo:rsid="0003e153" officeooo:paragraph-rsid="0003e153"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3e153" officeooo:paragraph-rsid="0003e153"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03e153" officeooo:paragraph-rsid="0003e153"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5561c" officeooo:paragraph-rsid="0005561c" style:font-weight-asian="normal" style:font-weight-complex="normal"/>
    </style:style>
    <style:style style:name="P6" style:family="paragraph" style:parent-style-name="Standard">
      <style:paragraph-properties fo:text-align="justify" style:justify-single-word="false"/>
      <style:text-properties officeooo:paragraph-rsid="0003e153"/>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3e153" style:font-weight-asian="normal" style:font-weight-complex="normal"/>
    </style:style>
    <style:style style:name="T4" style:family="text">
      <style:text-properties style:text-underline-style="none" fo:font-weight="normal" officeooo:rsid="0005561c"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05561c" style:font-weight-asian="bold" style:font-weight-complex="bold"/>
    </style:style>
    <style:style style:name="T7" style:family="text">
      <style:text-properties style:text-underline-style="solid" style:text-underline-width="auto" style:text-underline-color="font-color" fo:font-weight="bold" officeooo:rsid="0005561c" style:font-weight-asian="bold" style:font-weight-complex="bold"/>
    </style:style>
    <style:style style:name="T8" style:family="text">
      <style:text-properties style:text-underline-style="solid" style:text-underline-width="auto" style:text-underline-color="font-color" officeooo:rsid="0005561c"/>
    </style:style>
    <style:style style:name="T9" style:family="text">
      <style:text-properties officeooo:rsid="0005993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Can Friendship be Bipartisan? The effect of political ideology on peer relationships. </text:p>
        </text:list-item>
      </text:list>
      <text:p text:style-name="P3"/>
      <text:p text:style-name="P4">Group Process and Intergroup Relations, SAGE</text:p>
      <text:p text:style-name="P4"/>
      <text:p text:style-name="P6"><text:span text:style-name="T3">- Findings among actual friendship groups (Study 1) indicated a degree of similarity in peers’ political ideology alignments, but also suggested that liberals and conservatives were comfortable with some level of bipartisanship among their friends. In an experimental condition with hypothetical peers (Study 2), individuals’ political ideology predicted their reported friendship potential (perceived similarity and desire for friendship) with gay-affirming and gay-disapproving peers whose ideologies were not explicitly indicated. This effect of political ideology on friendship potential was significant over and above the effect predicted by individuals’ similarity or dissimilarity on sexual minority attitudes with these peers.</text:span></text:p>
      <text:p text:style-name="P6"><text:span text:style-name="T3"/></text:p>
      <text:p text:style-name="P1"><text:span text:style-name="T2">Emprical Paper</text:span></text:p>
      <text:p text:style-name="P1"><text:span text:style-name="T4"/></text:p>
      <text:p text:style-name="P1"><text:span text:style-name="T6">2. <text:s/></text:span><text:span text:style-name="T7"><text:s/>A simple matching model with social networks</text:span></text:p>
      <text:p text:style-name="P1"><text:span text:style-name="T7"/></text:p>
      <text:p text:style-name="P5">Economic Letters, Elsevier</text:p>
      <text:p text:style-name="P5"/>
      <text:p text:style-name="P5">- <text:span text:style-name="T9">B</text:span>etween one third and two third of the jobs are found through networks. <text:span text:style-name="T9">E</text:span>mployees in a firm generate applicants for jobs that are</text:p>
      <text:p text:style-name="P5">not advertised by that fir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5:57:29.309788390</meta:creation-date>
    <dc:date>2024-12-16T16:12:44.090587906</dc:date>
    <meta:editing-duration>PT15M16S</meta:editing-duration>
    <meta:editing-cycles>3</meta:editing-cycles>
    <meta:generator>LibreOffice/24.2.6.2$Linux_X86_64 LibreOffice_project/420$Build-2</meta:generator>
    <meta:document-statistic meta:table-count="0" meta:image-count="0" meta:object-count="0" meta:page-count="1" meta:paragraph-count="8" meta:word-count="158" meta:character-count="1115" meta:non-whitespace-character-count="962"/>
  </office:meta>
</office:document-meta>
</file>